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0f5b54"/>
    </style:style>
    <style:style style:name="P6" style:family="paragraph" style:parent-style-name="Text_20_body">
      <style:text-properties officeooo:rsid="00110646" officeooo:paragraph-rsid="00110646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style:font-name="Calibri" fo:font-size="32pt" fo:font-weight="normal" officeooo:rsid="000e2135" officeooo:paragraph-rsid="000e2135" style:font-size-asian="32pt" style:font-weight-asian="normal" style:font-size-complex="3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officeooo:rsid="000e2135" officeooo:paragraph-rsid="000e2135" style:font-name-asian="Microsoft YaHei" style:font-size-asian="14pt" style:font-name-complex="Arial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Liberation Sans" fo:font-size="18.2000007629395pt" fo:font-weight="bold" officeooo:rsid="000f5b54" officeooo:paragraph-rsid="000f5b54" style:font-name-asian="Microsoft YaHei" style:font-size-asian="18.2000007629395pt" style:font-weight-asian="bold" style:font-name-complex="Arial" style:font-size-complex="18.2000007629395pt" style:font-weight-complex="bold"/>
    </style:style>
    <style:style style:name="P14" style:family="paragraph" style:parent-style-name="Heading_20_1">
      <style:paragraph-properties fo:break-before="page"/>
      <style:text-properties officeooo:paragraph-rsid="000f5b54"/>
    </style:style>
    <style:style style:name="P15" style:family="paragraph" style:parent-style-name="Heading_20_1">
      <style:paragraph-properties fo:break-before="page"/>
      <style:text-properties officeooo:paragraph-rsid="0010d574"/>
    </style:style>
    <style:style style:name="P16" style:family="paragraph" style:parent-style-name="Heading_20_1">
      <style:paragraph-properties fo:break-before="page"/>
      <style:text-properties officeooo:rsid="0010d574" officeooo:paragraph-rsid="0010d574"/>
    </style:style>
    <style:style style:name="P17" style:family="paragraph" style:parent-style-name="Heading_20_2">
      <style:text-properties officeooo:rsid="0010d574" officeooo:paragraph-rsid="0010d574"/>
    </style:style>
    <style:style style:name="P18" style:family="paragraph" style:parent-style-name="Heading_20_2">
      <style:text-properties officeooo:rsid="0015c606" officeooo:paragraph-rsid="0015c606"/>
    </style:style>
    <style:style style:name="P19" style:family="paragraph" style:parent-style-name="Heading_20_2">
      <style:text-properties officeooo:paragraph-rsid="001752c9"/>
    </style:style>
    <style:style style:name="P20" style:family="paragraph" style:parent-style-name="Heading_20_2">
      <style:text-properties officeooo:paragraph-rsid="0015c606"/>
    </style:style>
    <style:style style:name="P21" style:family="paragraph" style:parent-style-name="Heading_20_2">
      <style:text-properties officeooo:rsid="001752c9" officeooo:paragraph-rsid="001752c9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28pt" fo:font-weight="normal" officeooo:rsid="000f5b54" style:font-name-asian="Microsoft YaHei" style:font-size-asian="28pt" style:font-weight-asian="normal" style:font-name-complex="Arial" style:font-size-complex="28pt" style:font-weight-complex="normal"/>
    </style:style>
    <style:style style:name="T3" style:family="text">
      <style:text-properties style:font-name="Liberation Sans" fo:font-size="18.2000007629395pt" fo:font-weight="bold" officeooo:rsid="0010d574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2dbcb" style:font-name-asian="Microsoft YaHei" style:font-size-asian="18.2000007629395pt" style:font-weight-asian="bold" style:font-name-complex="Arial" style:font-size-complex="18.2000007629395pt" style:font-weight-complex="bold"/>
    </style:style>
    <style:style style:name="T5" style:family="text">
      <style:text-properties style:font-name="Liberation Sans" fo:font-size="16.1000003814697pt" fo:font-weight="bold" officeooo:rsid="0015c606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752c9" style:font-name-asian="Microsoft YaHei" style:font-size-asian="16.1000003814697pt" style:font-weight-asian="bold" style:font-name-complex="Arial" style:font-size-complex="16.1000003814697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officeooo:rsid="0010d574"/>
    </style:style>
    <style:style style:name="T9" style:family="text">
      <style:text-properties officeooo:rsid="0015c606"/>
    </style:style>
    <style:style style:name="T10" style:family="text">
      <style:text-properties officeooo:rsid="001752c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7"><text:span text:style-name="T1">M17 </text:span><text:span text:style-name="T2">S</text:span><text:span text:style-name="T1">pecification </text:span><text:span text:style-name="T7">v1.0 (12-2019)</text:span></text:p>
      <text:p text:style-name="P8"><draw:line text:anchor-type="paragraph" draw:z-index="0" draw:name="Kształt1" draw:style-name="gr1" draw:text-style-name="P22" svg:x1="0.053cm" svg:y1="0.15cm" svg:x2="16.948cm" svg:y2="0.15cm"><text:p/></draw:line></text:p>
      <text:p text:style-name="P8"/>
      <text:table-of-content text:style-name="Sect1" text:name="Spis treści1">
        <text:table-of-content-source text:outline-level="2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4">Contents</text:p>
          </text:index-title>
          <text:p text:style-name="P2"><text:a xlink:type="simple" xlink:href="#__RefHeading___Toc313_2620764774" text:style-name="Index_20_Link" text:visited-style-name="Index_20_Link">1. Overview<text:tab/>3</text:a></text:p>
          <text:p text:style-name="P2"><text:a xlink:type="simple" xlink:href="#__RefHeading___Toc315_2620764774" text:style-name="Index_20_Link" text:visited-style-name="Index_20_Link">2. Physical layer<text:tab/>4</text:a></text:p>
          <text:p text:style-name="P3"><text:a xlink:type="simple" xlink:href="#__RefHeading___Toc323_2620764774" text:style-name="Index_20_Link" text:visited-style-name="Index_20_Link">2.1 Modulation scheme<text:tab/>4</text:a></text:p>
          <text:p text:style-name="P2"><text:a xlink:type="simple" xlink:href="#__RefHeading___Toc325_2620764774" text:style-name="Index_20_Link" text:visited-style-name="Index_20_Link">3. Data link layer<text:tab/>5</text:a></text:p>
          <text:p text:style-name="P3"><text:a xlink:type="simple" xlink:href="#__RefHeading___Toc364_2620764774" text:style-name="Index_20_Link" text:visited-style-name="Index_20_Link">3.1 Frame description<text:tab/>5</text:a></text:p>
          <text:p text:style-name="P3"><text:a xlink:type="simple" xlink:href="#__RefHeading___Toc366_2620764774" text:style-name="Index_20_Link" text:visited-style-name="Index_20_Link">3.2 Data links<text:tab/>5</text:a></text:p>
          <text:p text:style-name="P3"><text:a xlink:type="simple" xlink:href="#__RefHeading___Toc368_2620764774" text:style-name="Index_20_Link" text:visited-style-name="Index_20_Link">3.3 Error correction coding<text:tab/>5</text:a></text:p>
          <text:p text:style-name="P2"><text:a xlink:type="simple" xlink:href="#__RefHeading___Toc327_2620764774" text:style-name="Index_20_Link" text:visited-style-name="Index_20_Link">4. Application layer<text:tab/>6</text:a></text:p>
          <text:p text:style-name="P3"><text:a xlink:type="simple" xlink:href="#__RefHeading___Toc370_2620764774" text:style-name="Index_20_Link" text:visited-style-name="Index_20_Link">4.1 Voice stream<text:tab/>6</text:a></text:p>
          <text:p text:style-name="P3"><text:a xlink:type="simple" xlink:href="#__RefHeading___Toc372_2620764774" text:style-name="Index_20_Link" text:visited-style-name="Index_20_Link">4.2 Data stream<text:tab/>6</text:a></text:p>
        </text:index-body>
      </text:table-of-content>
      <text:p text:style-name="P9"/>
      <text:h text:style-name="P13" text:outline-level="1"><text:bookmark-start text:name="__RefHeading___Toc313_2620764774"/><text:span text:style-name="T8">1. </text:span>Overview<text:bookmark-end text:name="__RefHeading___Toc313_2620764774"/></text:h>
      <text:p text:style-name="P5"/>
      <text:h text:style-name="P14" text:outline-level="1"><text:bookmark-start text:name="__RefHeading___Toc315_2620764774"/><text:span text:style-name="T3">2</text:span><text:span text:style-name="T8">. Physical layer</text:span><text:bookmark-end text:name="__RefHeading___Toc315_2620764774"/></text:h>
      <text:h text:style-name="P17" text:outline-level="2"><text:bookmark-start text:name="__RefHeading___Toc323_2620764774"/>2.1 Modulation scheme<text:bookmark-end text:name="__RefHeading___Toc323_2620764774"/></text:h>
      <text:p text:style-name="P6"/>
      <text:h text:style-name="P15" text:outline-level="1"><text:bookmark-start text:name="__RefHeading___Toc325_2620764774"/><text:span text:style-name="T8">3. </text:span><text:span text:style-name="T3">D</text:span><text:span text:style-name="T4">ata link</text:span><text:span text:style-name="T8"> layer</text:span><text:bookmark-end text:name="__RefHeading___Toc325_2620764774"/></text:h>
      <text:h text:style-name="P18" text:outline-level="2"><text:bookmark-start text:name="__RefHeading___Toc364_2620764774"/>3.1 Frame description<text:bookmark-end text:name="__RefHeading___Toc364_2620764774"/></text:h>
      <text:h text:style-name="P19" text:outline-level="2"><text:bookmark-start text:name="__RefHeading___Toc366_2620764774"/><text:span text:style-name="T10">3.</text:span><text:span text:style-name="T6">2</text:span><text:span text:style-name="T10"> Data links</text:span><text:bookmark-end text:name="__RefHeading___Toc366_2620764774"/></text:h>
      <text:h text:style-name="P20" text:outline-level="2"><text:bookmark-start text:name="__RefHeading___Toc368_2620764774"/><text:span text:style-name="T9">3.</text:span><text:span text:style-name="T5">3</text:span><text:span text:style-name="T9"> Error </text:span><text:span text:style-name="T5">c</text:span><text:span text:style-name="T9">orrection </text:span><text:span text:style-name="T5">c</text:span><text:span text:style-name="T9">oding</text:span><text:bookmark-end text:name="__RefHeading___Toc368_2620764774"/></text:h>
      <text:h text:style-name="P16" text:outline-level="1"><text:bookmark-start text:name="__RefHeading___Toc327_2620764774"/>4. Application layer<text:bookmark-end text:name="__RefHeading___Toc327_2620764774"/></text:h>
      <text:h text:style-name="P21" text:outline-level="2"><text:bookmark-start text:name="__RefHeading___Toc370_2620764774"/>4.1 Voice stream<text:bookmark-end text:name="__RefHeading___Toc370_2620764774"/></text:h>
      <text:h text:style-name="P21" text:outline-level="2"><text:bookmark-start text:name="__RefHeading___Toc372_2620764774"/>4.2 Data stream<text:bookmark-end text:name="__RefHeading___Toc372_262076477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6T14:38:41.674000000</meta:creation-date>
    <dc:date>2019-12-08T16:17:40.282000000</dc:date>
    <meta:editing-duration>PT40M17S</meta:editing-duration>
    <meta:editing-cycles>13</meta:editing-cycles>
    <meta:generator>LibreOffice/6.3.3.2$Windows_X86_64 LibreOffice_project/a64200df03143b798afd1ec74a12ab50359878ed</meta:generator>
    <meta:document-statistic meta:table-count="0" meta:image-count="0" meta:object-count="0" meta:page-count="6" meta:paragraph-count="23" meta:word-count="78" meta:character-count="421" meta:non-whitespace-character-count="366"/>
  </office:meta>
</office:document-meta>
</file>